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</office:automatic-styles>
  <office:body>
    <office:text>
      <text:p text:style-name="Title">elden_ring_weapons.R</text:p>
      <text:p text:style-name="Author">pretender</text:p>
      <text:p text:style-name="Date">2024-03-24</text:p>
      <text:p text:style-name="Preformatted_20_Text">
<text:span text:style-name="FunctionTok">library</text:span><text:span text:style-name="NormalTok">(tidyverse)</text:span>
</text:p>
      <text:p text:style-name="Preformatted_20_Text">
<text:span text:style-name="FunctionTok">library</text:span><text:span text:style-name="NormalTok">(dplyr)</text:span>
</text:p>
      <text:p text:style-name="Preformatted_20_Text">
<text:span text:style-name="FunctionTok">library</text:span><text:span text:style-name="NormalTok">(readr)</text:span>
</text:p>
      <text:p text:style-name="Preformatted_20_Text">
</text:p>
      <text:p text:style-name="Preformatted_20_Text">
<text:span text:style-name="NormalTok">elden_ring </text:span><text:span text:style-name="OtherTok">&lt;-</text:span><text:span text:style-name="NormalTok"><text:s text:c="1"/></text:span><text:span text:style-name="FunctionTok">read_csv</text:span><text:span text:style-name="NormalTok">(</text:span><text:span text:style-name="StringTok">"~/Lab1/Analysis/elden_ring_weapon.csv"</text:span><text:span text:style-name="NormalTok">)</text:span>
</text:p>
      <text:p text:style-name="P1">## New names:</text:p>
      <text:p text:style-name="P2">## Rows: 307 Columns: 24</text:p>
      <text:p text:style-name="P3">## ── Column specification</text:p>
      <text:p text:style-name="P4">## ────────────────────────────────────────────────── Delimiter: "," chr</text:p>
      <text:p text:style-name="P5">## (21): Name, Type, Phy...3, Mag...4, Fir...5, Lit...6, Hol...7, Str... dbl</text:p>
      <text:p text:style-name="P6">## (3): Cri, Sta, Wgt</text:p>
      <text:p text:style-name="P7">## ℹ Use `spec()` to retrieve the full column specification for this data. ℹ</text:p>
      <text:p text:style-name="P8">## Specify the column types or set `show_col_types = FALSE` to quiet this</text:p>
      <text:p text:style-name="P9">## message.</text:p>
      <text:p text:style-name="P10">## • `Phy` -&gt; `Phy...3`</text:p>
      <text:p text:style-name="P11">## • `Mag` -&gt; `Mag...4`</text:p>
      <text:p text:style-name="P12">## • `Fir` -&gt; `Fir...5`</text:p>
      <text:p text:style-name="P13">## • `Lit` -&gt; `Lit...6`</text:p>
      <text:p text:style-name="P14">## • `Hol` -&gt; `Hol...7`</text:p>
      <text:p text:style-name="P15">## • `Phy` -&gt; `Phy...16`</text:p>
      <text:p text:style-name="P16">## • `Mag` -&gt; `Mag...17`</text:p>
      <text:p text:style-name="P17">## • `Fir` -&gt; `Fir...18`</text:p>
      <text:p text:style-name="P18">## • `Lit` -&gt; `Lit...19`</text:p>
      <text:p text:style-name="P19">## • `Hol` -&gt; `Hol...20`</text:p>
      <text:p text:style-name="Preformatted_20_Text">
<text:span text:style-name="FunctionTok">str</text:span><text:span text:style-name="NormalTok">(elden_ring)</text:span>
</text:p>
      <text:p text:style-name="P20">## spc_tbl_ [307 × 24] (S3: spec_tbl_df/tbl_df/tbl/data.frame)</text:p>
      <text:p text:style-name="P21">## <text:s text:c="1"/>$ Name <text:s text:c="3"/>: chr [1:307] "Academy Glintstone Staff" "Alabaster Lord's Sword" "Albinauric Bow" "Albinauric Staff" ...</text:p>
      <text:p text:style-name="P22">## <text:s text:c="1"/>$ Type <text:s text:c="3"/>: chr [1:307] "Glintstone Staff" "Greatsword" "Bow" "Glintstone Staff" ...</text:p>
      <text:p text:style-name="P23">## <text:s text:c="1"/>$ Phy...3 : chr [1:307] "43" "313" "200" "29" ...</text:p>
      <text:p text:style-name="P24">## <text:s text:c="1"/>$ Mag...4 : chr [1:307] "-" "93" "-" "-" ...</text:p>
      <text:p text:style-name="P25">## <text:s text:c="1"/>$ Fir...5 : chr [1:307] "-" "-" "-" "-" ...</text:p>
      <text:p text:style-name="P26">## <text:s text:c="1"/>$ Lit...6 : chr [1:307] "-" "-" "-" "-" ...</text:p>
      <text:p text:style-name="P27">## <text:s text:c="1"/>$ Hol...7 : chr [1:307] "-" "-" "-" "-" ...</text:p>
      <text:p text:style-name="P28">## <text:s text:c="1"/>$ Cri <text:s text:c="4"/>: num [1:307] 100 100 100 100 100 100 100 100 100 100 ...</text:p>
      <text:p text:style-name="P29">## <text:s text:c="1"/>$ Sta <text:s text:c="4"/>: num [1:307] 40 126 60 38 62 68 40 150 150 42 ...</text:p>
      <text:p text:style-name="P30">## <text:s text:c="1"/>$ Str <text:s text:c="4"/>: chr [1:307] "D" "B" "E" "D" ...</text:p>
      <text:p text:style-name="P31">## <text:s text:c="1"/>$ Dex <text:s text:c="4"/>: chr [1:307] "-" "D" "D" "-" ...</text:p>
      <text:p text:style-name="P32">## <text:s text:c="1"/>$ Int <text:s text:c="4"/>: chr [1:307] "S" "D" "-" "B" ...</text:p>
      <text:p text:style-name="P33">## <text:s text:c="1"/>$ Fai <text:s text:c="4"/>: chr [1:307] "-" "-" "-" "-" ...</text:p>
      <text:p text:style-name="P34">## <text:s text:c="1"/>$ Arc <text:s text:c="4"/>: chr [1:307] "-" "-" "-" "S" ...</text:p>
      <text:p text:style-name="P35">## <text:s text:c="1"/>$ Any <text:s text:c="4"/>: chr [1:307] "-" "-" "-" "-" ...</text:p>
      <text:p text:style-name="P36">## <text:s text:c="1"/>$ Phy...16: chr [1:307] "25" "56" "-" "23" ...</text:p>
      <text:p text:style-name="P37">## <text:s text:c="1"/>$ Mag...17: chr [1:307] "15" "33" "-" "14" ...</text:p>
      <text:p text:style-name="P38">## <text:s text:c="1"/>$ Fir...18: chr [1:307] "15" "27" "-" "14" ...</text:p>
      <text:p text:style-name="P39">## <text:s text:c="1"/>$ Lit...19: chr [1:307] "15" "27" "-" "14" ...</text:p>
      <text:p text:style-name="P40">## <text:s text:c="1"/>$ Hol...20: chr [1:307] "15" "27" "-" "14" ...</text:p>
      <text:p text:style-name="P41">## <text:s text:c="1"/>$ Bst <text:s text:c="4"/>: chr [1:307] "15" "39" "-" "14" ...</text:p>
      <text:p text:style-name="P42">## <text:s text:c="1"/>$ Rst <text:s text:c="4"/>: chr [1:307] "10" "19" "-" "9" ...</text:p>
      <text:p text:style-name="P43">## <text:s text:c="1"/>$ Wgt <text:s text:c="4"/>: num [1:307] 3 8 4.5 2.5 3 6 3 18 11 4 ...</text:p>
      <text:p text:style-name="P44">## <text:s text:c="1"/>$ Upgrade : chr [1:307] "Smithing Stones" "Somber Smithing Stones" "Smithing Stones" "Smithing Stones" ...</text:p>
      <text:p text:style-name="P45">## <text:s text:c="1"/>- attr(*, "spec")=</text:p>
      <text:p text:style-name="P46">## <text:s text:c="2"/>.. cols(</text:p>
      <text:p text:style-name="P47">## <text:s text:c="2"/>.. <text:s text:c="2"/>Name = col_character(),</text:p>
      <text:p text:style-name="P48">## <text:s text:c="2"/>.. <text:s text:c="2"/>Type = col_character(),</text:p>
      <text:p text:style-name="P49">## <text:s text:c="2"/>.. <text:s text:c="2"/>Phy...3 = col_character(),</text:p>
      <text:p text:style-name="P50">## <text:s text:c="2"/>.. <text:s text:c="2"/>Mag...4 = col_character(),</text:p>
      <text:p text:style-name="P51">## <text:s text:c="2"/>.. <text:s text:c="2"/>Fir...5 = col_character(),</text:p>
      <text:p text:style-name="P52">## <text:s text:c="2"/>.. <text:s text:c="2"/>Lit...6 = col_character(),</text:p>
      <text:p text:style-name="P53">## <text:s text:c="2"/>.. <text:s text:c="2"/>Hol...7 = col_character(),</text:p>
      <text:p text:style-name="P54">## <text:s text:c="2"/>.. <text:s text:c="2"/>Cri = col_double(),</text:p>
      <text:p text:style-name="P55">## <text:s text:c="2"/>.. <text:s text:c="2"/>Sta = col_double(),</text:p>
      <text:p text:style-name="P56">## <text:s text:c="2"/>.. <text:s text:c="2"/>Str = col_character(),</text:p>
      <text:p text:style-name="P57">## <text:s text:c="2"/>.. <text:s text:c="2"/>Dex = col_character(),</text:p>
      <text:p text:style-name="P58">## <text:s text:c="2"/>.. <text:s text:c="2"/>Int = col_character(),</text:p>
      <text:p text:style-name="P59">## <text:s text:c="2"/>.. <text:s text:c="2"/>Fai = col_character(),</text:p>
      <text:p text:style-name="P60">## <text:s text:c="2"/>.. <text:s text:c="2"/>Arc = col_character(),</text:p>
      <text:p text:style-name="P61">## <text:s text:c="2"/>.. <text:s text:c="2"/>Any = col_character(),</text:p>
      <text:p text:style-name="P62">## <text:s text:c="2"/>.. <text:s text:c="2"/>Phy...16 = col_character(),</text:p>
      <text:p text:style-name="P63">## <text:s text:c="2"/>.. <text:s text:c="2"/>Mag...17 = col_character(),</text:p>
      <text:p text:style-name="P64">## <text:s text:c="2"/>.. <text:s text:c="2"/>Fir...18 = col_character(),</text:p>
      <text:p text:style-name="P65">## <text:s text:c="2"/>.. <text:s text:c="2"/>Lit...19 = col_character(),</text:p>
      <text:p text:style-name="P66">## <text:s text:c="2"/>.. <text:s text:c="2"/>Hol...20 = col_character(),</text:p>
      <text:p text:style-name="P67">## <text:s text:c="2"/>.. <text:s text:c="2"/>Bst = col_character(),</text:p>
      <text:p text:style-name="P68">## <text:s text:c="2"/>.. <text:s text:c="2"/>Rst = col_character(),</text:p>
      <text:p text:style-name="P69">## <text:s text:c="2"/>.. <text:s text:c="2"/>Wgt = col_double(),</text:p>
      <text:p text:style-name="P70">## <text:s text:c="2"/>.. <text:s text:c="2"/>Upgrade = col_character()</text:p>
      <text:p text:style-name="P71">## <text:s text:c="2"/>.. )</text:p>
      <text:p text:style-name="P72">## <text:s text:c="1"/>- attr(*, "problems")=&lt;externalptr&gt;</text:p>
      <text:p text:style-name="Preformatted_20_Text">
<text:span text:style-name="FunctionTok">colnames</text:span><text:span text:style-name="NormalTok">(elden_ring)</text:span>
</text:p>
      <text:p text:style-name="P73">## <text:s text:c="1"/>[1] "Name" <text:s text:c="4"/>"Type" <text:s text:c="4"/>"Phy...3" <text:s text:c="1"/>"Mag...4" <text:s text:c="1"/>"Fir...5" <text:s text:c="1"/>"Lit...6" </text:p>
      <text:p text:style-name="P74">## <text:s text:c="1"/>[7] "Hol...7" <text:s text:c="1"/>"Cri" <text:s text:c="5"/>"Sta" <text:s text:c="5"/>"Str" <text:s text:c="5"/>"Dex" <text:s text:c="5"/>"Int" <text:s text:c="4"/></text:p>
      <text:p text:style-name="P75">## [13] "Fai" <text:s text:c="5"/>"Arc" <text:s text:c="5"/>"Any" <text:s text:c="5"/>"Phy...16" "Mag...17" "Fir...18"</text:p>
      <text:p text:style-name="P76">## [19] "Lit...19" "Hol...20" "Bst" <text:s text:c="5"/>"Rst" <text:s text:c="5"/>"Wgt" <text:s text:c="5"/>"Upgrade"</text:p>
      <text:p text:style-name="Preformatted_20_Text">
<text:span text:style-name="FunctionTok">print</text:span><text:span text:style-name="NormalTok">(</text:span><text:span text:style-name="FunctionTok">unique</text:span><text:span text:style-name="NormalTok">(elden_ring</text:span><text:span text:style-name="SpecialCharTok">$</text:span><text:span text:style-name="NormalTok">Type))</text:span>
</text:p>
      <text:p text:style-name="P77">## <text:s text:c="1"/>[1] "Glintstone Staff" <text:s text:c="5"/>"Greatsword" <text:s text:c="10"/></text:p>
      <text:p text:style-name="P78">## <text:s text:c="1"/>[3] "Bow" <text:s text:c="18"/>"Thrusting Sword" <text:s text:c="5"/></text:p>
      <text:p text:style-name="P79">## <text:s text:c="1"/>[5] "Crossbow" <text:s text:c="13"/>"Colossal Weapon" <text:s text:c="5"/></text:p>
      <text:p text:style-name="P80">## <text:s text:c="1"/>[7] "Greataxe" <text:s text:c="13"/>"Curved Sword" <text:s text:c="8"/></text:p>
      <text:p text:style-name="P81">## <text:s text:c="1"/>[9] "Halberd" <text:s text:c="14"/>"Flail" <text:s text:c="15"/></text:p>
      <text:p text:style-name="P82">## [11] "Axe" <text:s text:c="18"/>"Warhammer" <text:s text:c="11"/></text:p>
      <text:p text:style-name="P83">## [13] "Torch" <text:s text:c="16"/>"Curved Greatsword" <text:s text:c="3"/></text:p>
      <text:p text:style-name="P84">## [15] "Dagger" <text:s text:c="15"/>"Claw" <text:s text:c="16"/></text:p>
      <text:p text:style-name="P85">## [17] "Heavy Thrusting Sword" "Spear" <text:s text:c="15"/></text:p>
      <text:p text:style-name="P86">## [19] "Straight Sword" <text:s text:c="7"/>"Fist" <text:s text:c="16"/></text:p>
      <text:p text:style-name="P87">## [21] "Sacred Seal" <text:s text:c="10"/>"Hammer" <text:s text:c="14"/></text:p>
      <text:p text:style-name="P88">## [23] "Light Bow" <text:s text:c="12"/>"Katana" <text:s text:c="14"/></text:p>
      <text:p text:style-name="P89">## [25] "Twinblade" <text:s text:c="12"/>"Greatbow" <text:s text:c="12"/></text:p>
      <text:p text:style-name="P90">## [27] "Whip" <text:s text:c="17"/>"Colossal Sword" <text:s text:c="6"/></text:p>
      <text:p text:style-name="P91">## [29] "Reaper" <text:s text:c="15"/>"Ballista" <text:s text:c="12"/></text:p>
      <text:p text:style-name="P92">## [31] "Great Spear"</text:p>
      <text:p text:style-name="Preformatted_20_Text">
<text:span text:style-name="CommentTok"># <text:s text:c="1"/>[1] "Glintstone Staff" <text:s text:c="5"/>"Greatsword"</text:span>
</text:p>
      <text:p text:style-name="Preformatted_20_Text">
<text:span text:style-name="CommentTok"># <text:s text:c="1"/>[3] "Bow" <text:s text:c="18"/>"Thrusting Sword"</text:span>
</text:p>
      <text:p text:style-name="Preformatted_20_Text">
<text:span text:style-name="CommentTok"># <text:s text:c="1"/>[5] "Crossbow" <text:s text:c="13"/>"Colossal Weapon"</text:span>
</text:p>
      <text:p text:style-name="Preformatted_20_Text">
<text:span text:style-name="CommentTok"># <text:s text:c="1"/>[7] "Greataxe" <text:s text:c="13"/>"Curved Sword"</text:span>
</text:p>
      <text:p text:style-name="Preformatted_20_Text">
<text:span text:style-name="CommentTok"># <text:s text:c="1"/>[9] "Halberd" <text:s text:c="14"/>"Flail"</text:span>
</text:p>
      <text:p text:style-name="Preformatted_20_Text">
<text:span text:style-name="CommentTok"># [11] "Axe" <text:s text:c="18"/>"Warhammer"</text:span>
</text:p>
      <text:p text:style-name="Preformatted_20_Text">
<text:span text:style-name="CommentTok"># [13] "Torch" <text:s text:c="16"/>"Curved Greatsword"</text:span>
</text:p>
      <text:p text:style-name="Preformatted_20_Text">
<text:span text:style-name="CommentTok"># [15] "Dagger" <text:s text:c="15"/>"Claw"</text:span>
</text:p>
      <text:p text:style-name="Preformatted_20_Text">
<text:span text:style-name="CommentTok"># [17] "Heavy Thrusting Sword" "Spear"</text:span>
</text:p>
      <text:p text:style-name="Preformatted_20_Text">
<text:span text:style-name="CommentTok"># [19] "Straight Sword" <text:s text:c="7"/>"Fist"</text:span>
</text:p>
      <text:p text:style-name="Preformatted_20_Text">
<text:span text:style-name="CommentTok"># [21] "Sacred Seal" <text:s text:c="10"/>"Hammer"</text:span>
</text:p>
      <text:p text:style-name="Preformatted_20_Text">
<text:span text:style-name="CommentTok"># [23] "Light Bow" <text:s text:c="12"/>"Katana"</text:span>
</text:p>
      <text:p text:style-name="Preformatted_20_Text">
<text:span text:style-name="CommentTok"># [25] "Twinblade" <text:s text:c="12"/>"Greatbow"</text:span>
</text:p>
      <text:p text:style-name="Preformatted_20_Text">
<text:span text:style-name="CommentTok"># [27] "Whip" <text:s text:c="17"/>"Colossal Sword"</text:span>
</text:p>
      <text:p text:style-name="Preformatted_20_Text">
<text:span text:style-name="CommentTok"># [29] "Reaper" <text:s text:c="15"/>"Ballista"</text:span>
</text:p>
      <text:p text:style-name="Preformatted_20_Text">
<text:span text:style-name="CommentTok"># [31] "Great Spear"</text:span>
</text:p>
      <text:p text:style-name="Preformatted_20_Text">
<text:span text:style-name="CommentTok"># <text:s text:c="1"/>[1] "Glintstone Staff" <text:s text:c="5"/>"Greatsword"</text:span>
</text:p>
      <text:p text:style-name="Preformatted_20_Text">
<text:span text:style-name="CommentTok"># <text:s text:c="1"/>[3] "Bow" <text:s text:c="18"/>"Thrusting Sword"</text:span>
</text:p>
      <text:p text:style-name="Preformatted_20_Text">
<text:span text:style-name="CommentTok"># <text:s text:c="1"/>[5] "Crossbow" <text:s text:c="13"/>"Colossal Weapon"</text:span>
</text:p>
      <text:p text:style-name="Preformatted_20_Text">
<text:span text:style-name="CommentTok"># <text:s text:c="1"/>[7] "Greataxe" <text:s text:c="13"/>"Curved Sword"</text:span>
</text:p>
      <text:p text:style-name="Preformatted_20_Text">
<text:span text:style-name="CommentTok"># <text:s text:c="1"/>[9] "Halberd" <text:s text:c="14"/>"Flail"</text:span>
</text:p>
      <text:p text:style-name="Preformatted_20_Text">
<text:span text:style-name="CommentTok"># [11] "Axe" <text:s text:c="18"/>"Warhammer"</text:span>
</text:p>
      <text:p text:style-name="Preformatted_20_Text">
<text:span text:style-name="CommentTok"># [13] "Torch" <text:s text:c="16"/>"Curved Greatsword"</text:span>
</text:p>
      <text:p text:style-name="Preformatted_20_Text">
<text:span text:style-name="CommentTok"># [15] "Dagger" <text:s text:c="15"/>"Claw"</text:span>
</text:p>
      <text:p text:style-name="Preformatted_20_Text">
<text:span text:style-name="CommentTok"># [17] "Heavy Thrusting Sword" "Spear"</text:span>
</text:p>
      <text:p text:style-name="Preformatted_20_Text">
<text:span text:style-name="CommentTok"># [19] "Straight Sword" <text:s text:c="7"/>"Fist"</text:span>
</text:p>
      <text:p text:style-name="Preformatted_20_Text">
<text:span text:style-name="CommentTok"># [21] "Sacred Seal" <text:s text:c="10"/>"Hammer"</text:span>
</text:p>
      <text:p text:style-name="Preformatted_20_Text">
<text:span text:style-name="CommentTok"># [23] "Light Bow" <text:s text:c="12"/>"Katana"</text:span>
</text:p>
      <text:p text:style-name="Preformatted_20_Text">
<text:span text:style-name="CommentTok"># [25] "Twinblade" <text:s text:c="12"/>"Greatbow"</text:span>
</text:p>
      <text:p text:style-name="Preformatted_20_Text">
<text:span text:style-name="CommentTok"># [27] "Whip" <text:s text:c="17"/>"Colossal Sword"</text:span>
</text:p>
      <text:p text:style-name="Preformatted_20_Text">
<text:span text:style-name="CommentTok"># [29] "Reaper" <text:s text:c="15"/>"Ballista"</text:span>
</text:p>
      <text:p text:style-name="Preformatted_20_Text">
<text:span text:style-name="CommentTok"># [31] "Great Spear"</text:span>
</text:p>
      <text:p text:style-name="Preformatted_20_Text">
</text:p>
      <text:p text:style-name="Preformatted_20_Text">
</text:p>
      <text:p text:style-name="Preformatted_20_Text">
<text:span text:style-name="NormalTok">deadly_weapons </text:span><text:span text:style-name="OtherTok">&lt;-</text:span><text:span text:style-name="NormalTok"><text:s text:c="1"/></text:span><text:span text:style-name="FunctionTok">c</text:span><text:span text:style-name="NormalTok">(</text:span><text:span text:style-name="StringTok">"FingerPrint Stone Shield"</text:span><text:span text:style-name="NormalTok">, </text:span><text:span text:style-name="StringTok">"Vyke's War Spear"</text:span><text:span text:style-name="NormalTok">)</text:span>
</text:p>
      <text:p text:style-name="Preformatted_20_Text">
<text:span text:style-name="NormalTok">madess_shield </text:span><text:span text:style-name="OtherTok">&lt;-</text:span><text:span text:style-name="NormalTok"><text:s text:c="1"/>elden_ring </text:span><text:span text:style-name="SpecialCharTok">%&gt;%</text:span>
</text:p>
      <text:p text:style-name="Preformatted_20_Text">
<text:span text:style-name="NormalTok"><text:s text:c="2"/></text:span><text:span text:style-name="FunctionTok">filter</text:span><text:span text:style-name="NormalTok">(Name </text:span><text:span text:style-name="SpecialCharTok">%in%</text:span><text:span text:style-name="NormalTok"><text:s text:c="1"/>deadly_weapons)</text:span>
</text:p>
      <text:p text:style-name="Preformatted_20_Text">
<text:span text:style-name="NormalTok">madess_shield </text:span><text:span text:style-name="SpecialCharTok">%&gt;%</text:span>
</text:p>
      <text:p text:style-name="Preformatted_20_Text">
<text:span text:style-name="NormalTok"><text:s text:c="2"/></text:span><text:span text:style-name="FunctionTok">select</text:span><text:span text:style-name="NormalTok">(Name, Type)</text:span>
</text:p>
      <text:p text:style-name="P93">## # A tibble: 1 × 2</text:p>
      <text:p text:style-name="P94">## <text:s text:c="2"/>Name <text:s text:c="12"/>Type <text:s text:c="6"/></text:p>
      <text:p text:style-name="P95">## <text:s text:c="2"/>&lt;chr&gt; <text:s text:c="11"/>&lt;chr&gt; <text:s text:c="5"/></text:p>
      <text:p text:style-name="P96">## 1 Vyke's War Spear Great Spear</text:p>
      <text:p text:style-name="Preformatted_20_Text">
<text:span text:style-name="NormalTok">greatspear </text:span><text:span text:style-name="OtherTok">&lt;-</text:span><text:span text:style-name="NormalTok"><text:s text:c="1"/>elden_ring </text:span><text:span text:style-name="SpecialCharTok">%&gt;%</text:span>
</text:p>
      <text:p text:style-name="Preformatted_20_Text">
<text:span text:style-name="NormalTok"><text:s text:c="2"/></text:span><text:span text:style-name="FunctionTok">filter</text:span><text:span text:style-name="NormalTok">(Type </text:span><text:span text:style-name="SpecialCharTok">==</text:span><text:span text:style-name="NormalTok"><text:s text:c="1"/></text:span><text:span text:style-name="StringTok">"Great Spear"</text:span><text:span text:style-name="NormalTok">)</text:span>
</text:p>
      <text:p text:style-name="Preformatted_20_Text">
<text:span text:style-name="NormalTok">greatspear </text:span><text:span text:style-name="SpecialCharTok">%&gt;%</text:span>
</text:p>
      <text:p text:style-name="Preformatted_20_Text">
<text:span text:style-name="NormalTok"><text:s text:c="2"/></text:span><text:span text:style-name="FunctionTok">select</text:span><text:span text:style-name="NormalTok">(Name, Type)</text:span>
</text:p>
      <text:p text:style-name="P97">## # A tibble: 6 × 2</text:p>
      <text:p text:style-name="P98">## <text:s text:c="2"/>Name <text:s text:c="18"/>Type <text:s text:c="6"/></text:p>
      <text:p text:style-name="P99">## <text:s text:c="2"/>&lt;chr&gt; <text:s text:c="17"/>&lt;chr&gt; <text:s text:c="5"/></text:p>
      <text:p text:style-name="P100">## 1 Lance <text:s text:c="17"/>Great Spear</text:p>
      <text:p text:style-name="P101">## 2 Mohgwyn's Sacred Spear Great Spear</text:p>
      <text:p text:style-name="P102">## 3 Serpent-Hunter <text:s text:c="8"/>Great Spear</text:p>
      <text:p text:style-name="P103">## 4 Siluria's Tree <text:s text:c="8"/>Great Spear</text:p>
      <text:p text:style-name="P104">## 5 Treespear <text:s text:c="13"/>Great Spear</text:p>
      <text:p text:style-name="P105">## 6 Vyke's War Spear <text:s text:c="6"/>Great Spe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8</meta:generator>
    <dc:title>elden_ring_weapons.R</dc:title>
    <dc:description/>
    <dc:subject/>
    <meta:keyword/>
    <meta:initial-creator>pretender</meta:initial-creator>
    <dc:creator>pretender</dc:creator>
    <meta:creation-date>2024-03-24T11:14:47Z</meta:creation-date>
    <dc:date>2024-03-24T11:14:47Z</dc:date>
    <meta:user-defined meta:name="date" meta:value-type="string">2024-03-24</meta:user-defined>
  </office:meta>
</office:document-meta>
</file>